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1.185cm"/>
    </style:style>
    <style:style style:name="co5" style:family="table-column">
      <style:table-column-properties fo:break-before="auto" style:column-width="1.568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1.422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Uczniowie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Gimnazjum</text:p>
          </table:table-cell>
          <table:table-cell table:style-name="ce1" office:value-type="string">
            <text:p>Egz. hum.</text:p>
          </table:table-cell>
          <table:table-cell table:style-name="ce1" office:value-type="string">
            <text:p>Egz. Mat.</text:p>
          </table:table-cell>
          <table:table-cell table:style-name="ce1" office:value-type="string">
            <text:p>Egz. jęz.</text:p>
          </table:table-cell>
          <table:table-cell table:style-name="ce1" office:value-type="string">
            <text:p>Przyjęty do klasy</text:p>
          </table:table-cell>
          <table:table-cell table:style-name="ce1" office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>
            <text:p>Dorot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rtur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Lewand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Wójci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Kamiń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Ziel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Jarosław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Koz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Wojciech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Kaczmare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Mazur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Kraw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Grab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0">
            <text:p>10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ciej</text:p>
          </table:table-cell>
          <table:table-cell office:value-type="string">
            <text:p>Micha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Żaneta</text:p>
          </table:table-cell>
          <table:table-cell office:value-type="string">
            <text:p>Ada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e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ilen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Jabło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Król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irosław</text:p>
          </table:table-cell>
          <table:table-cell office:value-type="string">
            <text:p>Ma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Olszew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Wróbel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Wojciech</text:p>
          </table:table-cell>
          <table:table-cell office:value-type="string">
            <text:p>Wit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nita</text:p>
          </table:table-cell>
          <table:table-cell office:value-type="string">
            <text:p>Stępień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ó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zena</text:p>
          </table:table-cell>
          <table:table-cell office:value-type="string">
            <text:p>Michal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Grzegor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mil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lwina</text:p>
          </table:table-cell>
          <table:table-cell office:value-type="string">
            <text:p>Szewczy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Wrób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Zawadz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Szymon</text:p>
          </table:table-cell>
          <table:table-cell office:value-type="string">
            <text:p>Chmiel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gata</text:p>
          </table:table-cell>
          <table:table-cell office:value-type="string">
            <text:p>Włodar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rol</text:p>
          </table:table-cell>
          <table:table-cell office:value-type="string">
            <text:p>Bor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Grzegor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Urba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ubi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Maci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rzysztof</text:p>
          </table:table-cell>
          <table:table-cell office:value-type="string">
            <text:p>Kuchar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Lis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Wojciech</text:p>
          </table:table-cell>
          <table:table-cell office:value-type="string">
            <text:p>Wysoc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Adam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Kaźmier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Sobc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office:value-type="string">
            <text:p>VI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Dominik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Adam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lena</text:p>
          </table:table-cell>
          <table:table-cell office:value-type="string">
            <text:p>Kołodziej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Paweł</text:p>
          </table:table-cell>
          <table:table-cell office:value-type="string">
            <text:p>Sikor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Gaje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Szymczak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Bartosz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ek</text:p>
          </table:table-cell>
          <table:table-cell office:value-type="string">
            <text:p>Brzeziń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mil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Sylwester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office:value-type="string">
            <text:p>IX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irosław</text:p>
          </table:table-cell>
          <table:table-cell office:value-type="string">
            <text:p>Przybylski</text:p>
          </table:table-cell>
          <table:table-cell office:value-type="string">
            <text:p>M</text:p>
          </table:table-cell>
          <table:table-cell office:value-type="string">
            <text:p>VII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Łukasz</text:p>
          </table:table-cell>
          <table:table-cell office:value-type="string">
            <text:p>Domań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akub</text:p>
          </table:table-cell>
          <table:table-cell office:value-type="string">
            <text:p>Nowa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38">
            <text:p>38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Borows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Błaszczyk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Chojna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ciej</text:p>
          </table:table-cell>
          <table:table-cell office:value-type="string">
            <text:p>Ciesiel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Mró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rzysztofa</text:p>
          </table:table-cell>
          <table:table-cell office:value-type="string">
            <text:p>Szczepan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esoł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Góre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Krup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aczmar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Szymon</text:p>
          </table:table-cell>
          <table:table-cell office:value-type="string">
            <text:p>Leszczyń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Lipiń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Kowale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Natalia</text:p>
          </table:table-cell>
          <table:table-cell office:value-type="string">
            <text:p>Urbani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Sylwia</text:p>
          </table:table-cell>
          <table:table-cell office:value-type="string">
            <text:p>Koz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Kani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ichał</text:p>
          </table:table-cell>
          <table:table-cell office:value-type="string">
            <text:p>Mikołajczyk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1C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Czajk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Edyta</text:p>
          </table:table-cell>
          <table:table-cell office:value-type="string">
            <text:p>Mucha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Ewa</text:p>
          </table:table-cell>
          <table:table-cell office:value-type="string">
            <text:p>Tomcza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rzysztofa</text:p>
          </table:table-cell>
          <table:table-cell office:value-type="string">
            <text:p>Kozio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Wiktor</text:p>
          </table:table-cell>
          <table:table-cell office:value-type="string">
            <text:p>Markowsk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owali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Nawrocki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table:number-columns-repeated="2"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Wiktor</text:p>
          </table:table-cell>
          <table:table-cell office:value-type="string">
            <text:p>Brzozows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Janik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Musiał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string">
            <text:p>1F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Tomasz</text:p>
          </table:table-cell>
          <table:table-cell office:value-type="string">
            <text:p>Wawrzyniak</text:p>
          </table:table-cell>
          <table:table-cell office:value-type="string">
            <text:p>M</text:p>
          </table:table-cell>
          <table:table-cell office:value-type="string">
            <text:p>IV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Markiewicz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Orło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EMilia</text:p>
          </table:table-cell>
          <table:table-cell office:value-type="string">
            <text:p>Tomczy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Jarosz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Kaja</text:p>
          </table:table-cell>
          <table:table-cell office:value-type="string">
            <text:p>Kołodziejczy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sia</text:p>
          </table:table-cell>
          <table:table-cell office:value-type="string">
            <text:p>Kure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Kopeć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Beata</text:p>
          </table:table-cell>
          <table:table-cell office:value-type="string">
            <text:p>Żak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Wolsk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Łucz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Paulina</text:p>
          </table:table-cell>
          <table:table-cell office:value-type="string">
            <text:p>Dziedzic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Kot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Stasiak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teusz</text:p>
          </table:table-cell>
          <table:table-cell office:value-type="string">
            <text:p>Stankiewicz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string">
            <text:p>1C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ustyna</text:p>
          </table:table-cell>
          <table:table-cell office:value-type="string">
            <text:p>Piątek</text:p>
          </table:table-cell>
          <table:table-cell office:value-type="string">
            <text:p>K</text:p>
          </table:table-cell>
          <table:table-cell office:value-type="string">
            <text:p>IX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Jóźwi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1B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ta</text:p>
          </table:table-cell>
          <table:table-cell office:value-type="string">
            <text:p>Urban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Dobrowol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gnieszka</text:p>
          </table:table-cell>
          <table:table-cell office:value-type="string">
            <text:p>Pawli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Sandra</text:p>
          </table:table-cell>
          <table:table-cell office:value-type="string">
            <text:p>Kru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Katarzyna</text:p>
          </table:table-cell>
          <table:table-cell office:value-type="string">
            <text:p>Domagała</text:p>
          </table:table-cell>
          <table:table-cell office:value-type="string">
            <text:p>K</text:p>
          </table:table-cell>
          <table:table-cell office:value-type="string">
            <text:p>II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Rafał</text:p>
          </table:table-cell>
          <table:table-cell office:value-type="string">
            <text:p>Piasecki</text:p>
          </table:table-cell>
          <table:table-cell office:value-type="string">
            <text:p>M</text:p>
          </table:table-cell>
          <table:table-cell office:value-type="string">
            <text:p>III</text:p>
          </table:table-cell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Piotr</text:p>
          </table:table-cell>
          <table:table-cell office:value-type="string">
            <text:p>Wierzbic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Jarosław</text:p>
          </table:table-cell>
          <table:table-cell office:value-type="string">
            <text:p>Karpi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string">
            <text:p>1D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Jastrzęb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>
            <text:p>Kamila</text:p>
          </table:table-cell>
          <table:table-cell office:value-type="string">
            <text:p>Polak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łgorzata</text:p>
          </table:table-cell>
          <table:table-cell office:value-type="string">
            <text:p>Ignacz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Dominika</text:p>
          </table:table-cell>
          <table:table-cell office:value-type="string">
            <text:p>Franc</text:p>
          </table:table-cell>
          <table:table-cell office:value-type="string">
            <text:p>K</text:p>
          </table:table-cell>
          <table:table-cell office:value-type="string">
            <text:p>VI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Mariusz</text:p>
          </table:table-cell>
          <table:table-cell office:value-type="string">
            <text:p>Ignac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Erazmus</text:p>
          </table:table-cell>
          <table:table-cell office:value-type="string">
            <text:p>K</text:p>
          </table:table-cell>
          <table:table-cell office:value-type="string">
            <text:p>VII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1E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Anna</text:p>
          </table:table-cell>
          <table:table-cell office:value-type="string">
            <text:p>Ignaczuk</text:p>
          </table:table-cell>
          <table:table-cell office:value-type="string">
            <text:p>K</text:p>
          </table:table-cell>
          <table:table-cell office:value-type="string">
            <text:p>IV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1D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>
            <text:p>Marcin</text:p>
          </table:table-cell>
          <table:table-cell office:value-type="string">
            <text:p>Ignaczyński</text:p>
          </table:table-cell>
          <table:table-cell office:value-type="string">
            <text:p>M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1F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Joanna</text:p>
          </table:table-cell>
          <table:table-cell office:value-type="string">
            <text:p>Ignaczyk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>1B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neta</text:p>
          </table:table-cell>
          <table:table-cell office:value-type="string">
            <text:p>Erat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1F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Karolina</text:p>
          </table:table-cell>
          <table:table-cell office:value-type="string">
            <text:p>Henrysiak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Robert</text:p>
          </table:table-cell>
          <table:table-cell office:value-type="string">
            <text:p>Henryszewski</text:p>
          </table:table-cell>
          <table:table-cell office:value-type="string">
            <text:p>M</text:p>
          </table:table-cell>
          <table:table-cell office:value-type="string">
            <text:p>II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1A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Damian</text:p>
          </table:table-cell>
          <table:table-cell office:value-type="string">
            <text:p>Ignaczek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1E</text:p>
          </table:table-cell>
          <table:table-cell office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>
            <text:p>Adrian</text:p>
          </table:table-cell>
          <table:table-cell office:value-type="string">
            <text:p>Eratowski</text:p>
          </table:table-cell>
          <table:table-cell office:value-type="string">
            <text:p>M</text:p>
          </table:table-cell>
          <table:table-cell office:value-type="string">
            <text:p>VIII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Ignaczko</text:p>
          </table:table-cell>
          <table:table-cell office:value-type="string">
            <text:p>K</text:p>
          </table:table-cell>
          <table:table-cell office:value-type="string">
            <text:p>III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onika</text:p>
          </table:table-cell>
          <table:table-cell office:value-type="string">
            <text:p>Erad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1D</text:p>
          </table:table-cell>
          <table:table-cell office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>
            <text:p>Marlena</text:p>
          </table:table-cell>
          <table:table-cell office:value-type="string">
            <text:p>Erazim</text:p>
          </table:table-cell>
          <table:table-cell office:value-type="string">
            <text:p>K</text:p>
          </table:table-cell>
          <table:table-cell office:value-type="string">
            <text:p>VIII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1A</text:p>
          </table:table-cell>
          <table:table-cell office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000" number:language="pl" number:country="PL">
      <number:number number:min-integer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l" number:country="PL">
      <number:minutes number:style="long"/>
      <number:text>:</number:text>
      <number:seconds number:style="long"/>
    </number:time-style>
    <number:time-style style:name="N10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l" number:country="PL">
      <number:minutes number:style="long"/>
      <number:text>:</number:text>
      <number:seconds number:style="long" number:decimal-places="1"/>
    </number:time-style>
    <number:number-style style:name="N10143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0.00.0000</text:date>, <text:time style:data-style-name="N2" text:time-value="0000-00-00T13:06:3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3-02-09T13:33:49</dc:date>
    <meta:generator>LibreOffice/3.6$Linux_x86 LibreOffice_project/360m1$Build-2</meta:generator>
    <meta:editing-duration>PT7M25S</meta:editing-duration>
    <meta:editing-cycles>4</meta:editing-cycles>
    <meta:document-statistic meta:table-count="1" meta:cell-count="14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